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language="en" fo:country="US" officeooo:paragraph-rsid="00059ac3"/>
    </style:style>
    <style:style style:name="P3" style:family="paragraph" style:parent-style-name="Text_20_body">
      <style:paragraph-properties fo:text-align="justify" style:justify-single-word="false"/>
      <style:text-properties fo:language="en" fo:country="US" officeooo:paragraph-rsid="00068812"/>
    </style:style>
    <style:style style:name="P4" style:family="paragraph" style:parent-style-name="Text_20_body">
      <style:paragraph-properties fo:text-align="justify" style:justify-single-word="false"/>
      <style:text-properties fo:language="en" fo:country="US" officeooo:paragraph-rsid="000ca09c"/>
    </style:style>
    <style:style style:name="P5" style:family="paragraph" style:parent-style-name="Text_20_body">
      <style:paragraph-properties fo:text-align="justify" style:justify-single-word="false"/>
      <style:text-properties fo:language="en" fo:country="US" officeooo:paragraph-rsid="000cc11a"/>
    </style:style>
    <style:style style:name="P6" style:family="paragraph" style:parent-style-name="Text_20_body">
      <style:paragraph-properties fo:text-align="justify" style:justify-single-word="false"/>
      <style:text-properties fo:language="en" fo:country="US" officeooo:paragraph-rsid="000d2da3"/>
    </style:style>
    <style:style style:name="P7" style:family="paragraph" style:parent-style-name="Text_20_body">
      <style:paragraph-properties fo:text-align="justify" style:justify-single-word="false"/>
      <style:text-properties fo:language="en" fo:country="US" officeooo:paragraph-rsid="000e1b22"/>
    </style:style>
    <style:style style:name="P8" style:family="paragraph" style:parent-style-name="Text_20_body">
      <style:paragraph-properties fo:text-align="justify" style:justify-single-word="false"/>
      <style:text-properties fo:language="en" fo:country="US" officeooo:paragraph-rsid="000e9cda"/>
    </style:style>
    <style:style style:name="P9" style:family="paragraph" style:parent-style-name="Text_20_body">
      <style:paragraph-properties fo:text-align="justify" style:justify-single-word="false"/>
      <style:text-properties fo:language="en" fo:country="US" officeooo:paragraph-rsid="000fbe00"/>
    </style:style>
    <style:style style:name="P10" style:family="paragraph" style:parent-style-name="Text_20_body">
      <style:paragraph-properties fo:text-align="justify" style:justify-single-word="false"/>
      <style:text-properties fo:language="en" fo:country="US" officeooo:paragraph-rsid="00106269"/>
    </style:style>
    <style:style style:name="P11" style:family="paragraph" style:parent-style-name="Text_20_body">
      <style:paragraph-properties fo:text-align="justify" style:justify-single-word="false"/>
      <style:text-properties fo:language="en" fo:country="US" officeooo:paragraph-rsid="00128dac"/>
    </style:style>
    <style:style style:name="P12" style:family="paragraph" style:parent-style-name="Text_20_body">
      <style:paragraph-properties fo:text-align="justify" style:justify-single-word="false"/>
      <style:text-properties fo:language="en" fo:country="US" officeooo:paragraph-rsid="00142328"/>
    </style:style>
    <style:style style:name="P13" style:family="paragraph" style:parent-style-name="Text_20_body">
      <style:paragraph-properties fo:text-align="justify" style:justify-single-word="false"/>
      <style:text-properties fo:language="en" fo:country="US" officeooo:paragraph-rsid="00155c70"/>
    </style:style>
    <style:style style:name="P14" style:family="paragraph" style:parent-style-name="Text_20_body">
      <style:paragraph-properties fo:text-align="justify" style:justify-single-word="false"/>
      <style:text-properties fo:language="en" fo:country="US" officeooo:paragraph-rsid="0016ae67"/>
    </style:style>
    <style:style style:name="P15" style:family="paragraph" style:parent-style-name="Text_20_body">
      <style:paragraph-properties fo:text-align="justify" style:justify-single-word="false"/>
      <style:text-properties fo:language="en" fo:country="US" officeooo:paragraph-rsid="0018534c"/>
    </style:style>
    <style:style style:name="P16" style:family="paragraph" style:parent-style-name="Text_20_body">
      <style:paragraph-properties fo:text-align="justify" style:justify-single-word="false"/>
      <style:text-properties fo:language="en" fo:country="US" officeooo:paragraph-rsid="00247560"/>
    </style:style>
    <style:style style:name="P17" style:family="paragraph" style:parent-style-name="Text_20_body">
      <style:paragraph-properties fo:text-align="justify" style:justify-single-word="false"/>
      <style:text-properties fo:language="en" fo:country="US" officeooo:paragraph-rsid="0047a565"/>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991be" officeooo:paragraph-rsid="002991be" style:font-weight-asian="normal" style:font-weight-complex="normal"/>
    </style:style>
    <style:style style:name="P24" style:family="paragraph" style:parent-style-name="Text_20_body">
      <style:text-properties fo:language="en" fo:country="US" fo:font-weight="normal" officeooo:rsid="0041471e" officeooo:paragraph-rsid="0041471e" style:font-weight-asian="normal" style:font-weight-complex="normal"/>
    </style:style>
    <style:style style:name="P25" style:family="paragraph" style:parent-style-name="Text_20_body">
      <style:paragraph-properties fo:text-align="justify" style:justify-single-word="false"/>
      <style:text-properties fo:language="en" fo:country="US" fo:font-weight="normal" officeooo:paragraph-rsid="0045a3eb" style:font-weight-asian="normal" style:font-weight-complex="normal"/>
    </style:style>
    <style:style style:name="P26" style:family="paragraph" style:parent-style-name="Text_20_body">
      <style:paragraph-properties fo:text-align="justify" style:justify-single-word="false"/>
      <style:text-properties fo:language="en" fo:country="US" fo:font-weight="normal" officeooo:rsid="00289a1b" officeooo:paragraph-rsid="0047231d" style:font-weight-asian="normal" style:font-weight-complex="normal"/>
    </style:style>
    <style:style style:name="P27" style:family="paragraph" style:parent-style-name="Text_20_body">
      <style:text-properties fo:language="en" fo:country="US" fo:font-weight="normal" officeooo:rsid="004fb134" officeooo:paragraph-rsid="0050118d" style:font-weight-asian="normal" style:font-weight-complex="normal"/>
    </style:style>
    <style:style style:name="P28" style:family="paragraph" style:parent-style-name="Text_20_body">
      <style:text-properties fo:language="en" fo:country="US" fo:font-weight="normal" officeooo:rsid="00252d8b" officeooo:paragraph-rsid="00252d8b" style:font-weight-asian="normal" style:font-weight-complex="normal"/>
    </style:style>
    <style:style style:name="P29" style:family="paragraph" style:parent-style-name="Text_20_body">
      <style:text-properties fo:language="en" fo:country="US" officeooo:rsid="00298a09" officeooo:paragraph-rsid="00298a09"/>
    </style:style>
    <style:style style:name="P30" style:family="paragraph" style:parent-style-name="Text_20_body">
      <style:text-properties fo:language="en" fo:country="US" officeooo:paragraph-rsid="00128dac"/>
    </style:style>
    <style:style style:name="P31" style:family="paragraph" style:parent-style-name="Text_20_body">
      <style:text-properties fo:language="en" fo:country="US" officeooo:rsid="0026b7aa" officeooo:paragraph-rsid="0026b7aa"/>
    </style:style>
    <style:style style:name="P32" style:family="paragraph" style:parent-style-name="Text_20_body">
      <style:paragraph-properties fo:text-align="justify" style:justify-single-word="false"/>
      <style:text-properties fo:language="en" fo:country="US" officeooo:rsid="00352d5f" officeooo:paragraph-rsid="00352d5f"/>
    </style:style>
    <style:style style:name="P33" style:family="paragraph" style:parent-style-name="Text_20_body">
      <style:text-properties fo:language="en" fo:country="US" officeooo:rsid="0031a51a" officeooo:paragraph-rsid="0031a51a"/>
    </style:style>
    <style:style style:name="P34" style:family="paragraph" style:parent-style-name="Text_20_body">
      <style:text-properties fo:language="en" fo:country="US" officeooo:rsid="00327c0b" officeooo:paragraph-rsid="00327c0b"/>
    </style:style>
    <style:style style:name="P35" style:family="paragraph" style:parent-style-name="Text_20_body">
      <style:text-properties fo:language="en" fo:country="US" officeooo:rsid="003a0a4c" officeooo:paragraph-rsid="003a0a4c"/>
    </style:style>
    <style:style style:name="P36" style:family="paragraph" style:parent-style-name="Text_20_body">
      <style:text-properties fo:language="en" fo:country="US" officeooo:paragraph-rsid="003c3ee9"/>
    </style:style>
    <style:style style:name="P37" style:family="paragraph" style:parent-style-name="Text_20_body">
      <style:text-properties fo:language="en" fo:country="US" officeooo:rsid="003d87dc" officeooo:paragraph-rsid="003d87dc"/>
    </style:style>
    <style:style style:name="P38" style:family="paragraph" style:parent-style-name="Text_20_body">
      <style:text-properties fo:language="en" fo:country="US" officeooo:rsid="004189f1" officeooo:paragraph-rsid="004189f1"/>
    </style:style>
    <style:style style:name="P39" style:family="paragraph" style:parent-style-name="Text_20_body">
      <style:paragraph-properties fo:text-align="justify" style:justify-single-word="false"/>
      <style:text-properties fo:language="en" fo:country="US" officeooo:rsid="004c7572" officeooo:paragraph-rsid="004c7572"/>
    </style:style>
    <style:style style:name="P40" style:family="paragraph" style:parent-style-name="Text_20_body">
      <style:text-properties fo:language="en" fo:country="US" officeooo:rsid="004fb134" officeooo:paragraph-rsid="004fb134"/>
    </style:style>
    <style:style style:name="P41" style:family="paragraph" style:parent-style-name="Text_20_body">
      <style:text-properties officeooo:rsid="002d54dd" officeooo:paragraph-rsid="002d54dd"/>
    </style:style>
    <style:style style:name="P42" style:family="paragraph" style:parent-style-name="Text_20_body">
      <style:text-properties officeooo:rsid="002db91f" officeooo:paragraph-rsid="002db91f"/>
    </style:style>
    <style:style style:name="P43" style:family="paragraph" style:parent-style-name="Text_20_body">
      <style:text-properties officeooo:rsid="003832ac" officeooo:paragraph-rsid="003832ac"/>
    </style:style>
    <style:style style:name="P44" style:family="paragraph" style:parent-style-name="Text_20_body">
      <style:paragraph-properties fo:break-before="page"/>
      <style:text-properties officeooo:paragraph-rsid="0004fb2e"/>
    </style:style>
    <style:style style:name="P45" style:family="paragraph" style:parent-style-name="Text_20_body">
      <style:paragraph-properties fo:text-align="justify" style:justify-single-word="false"/>
      <style:text-properties officeooo:paragraph-rsid="00520742"/>
    </style:style>
    <style:style style:name="P46" style:family="paragraph" style:parent-style-name="Text_20_body">
      <style:paragraph-properties fo:text-align="justify" style:justify-single-word="false"/>
      <style:text-properties officeooo:paragraph-rsid="00548e40"/>
    </style:style>
    <style:style style:name="P47" style:family="paragraph" style:parent-style-name="Heading_20_1">
      <style:text-properties officeooo:rsid="0004fb2e" officeooo:paragraph-rsid="0004fb2e"/>
    </style:style>
    <style:style style:name="P48" style:family="paragraph" style:parent-style-name="Heading_20_2">
      <style:text-properties officeooo:rsid="00059ac3" officeooo:paragraph-rsid="00059ac3"/>
    </style:style>
    <style:style style:name="P49" style:family="paragraph" style:parent-style-name="Heading_20_2">
      <style:text-properties officeooo:rsid="00059ac3" officeooo:paragraph-rsid="00068812"/>
    </style:style>
    <style:style style:name="P50" style:family="paragraph" style:parent-style-name="Heading_20_2">
      <style:text-properties officeooo:rsid="00068812" officeooo:paragraph-rsid="00068812"/>
    </style:style>
    <style:style style:name="P51" style:family="paragraph" style:parent-style-name="Heading_20_2">
      <style:text-properties officeooo:rsid="00068812" officeooo:paragraph-rsid="00068884"/>
    </style:style>
    <style:style style:name="P52" style:family="paragraph" style:parent-style-name="Heading_20_2">
      <style:text-properties officeooo:rsid="00068884" officeooo:paragraph-rsid="000c0fc8"/>
    </style:style>
    <style:style style:name="P53" style:family="paragraph" style:parent-style-name="Heading_20_2">
      <style:text-properties officeooo:rsid="00068884" officeooo:paragraph-rsid="00068884"/>
    </style:style>
    <style:style style:name="P54" style:family="paragraph" style:parent-style-name="Heading_20_2">
      <style:text-properties officeooo:rsid="000ca09c" officeooo:paragraph-rsid="000ca09c"/>
    </style:style>
    <style:style style:name="P55" style:family="paragraph" style:parent-style-name="Heading_20_2">
      <style:text-properties officeooo:rsid="000cc11a" officeooo:paragraph-rsid="000cc11a"/>
    </style:style>
    <style:style style:name="P56" style:family="paragraph" style:parent-style-name="Heading_20_2">
      <style:text-properties officeooo:rsid="000cc11a" officeooo:paragraph-rsid="000d2da3"/>
    </style:style>
    <style:style style:name="P57" style:family="paragraph" style:parent-style-name="Heading_20_2">
      <style:text-properties officeooo:rsid="000d2da3" officeooo:paragraph-rsid="000d2da3"/>
    </style:style>
    <style:style style:name="P58" style:family="paragraph" style:parent-style-name="Heading_20_2">
      <style:text-properties officeooo:rsid="000d2da3" officeooo:paragraph-rsid="000e1b22"/>
    </style:style>
    <style:style style:name="P59" style:family="paragraph" style:parent-style-name="Heading_20_2">
      <style:text-properties officeooo:rsid="000e1b22" officeooo:paragraph-rsid="000e1b22"/>
    </style:style>
    <style:style style:name="P60" style:family="paragraph" style:parent-style-name="Heading_20_2">
      <style:text-properties officeooo:rsid="000e1b22" officeooo:paragraph-rsid="000e9cda"/>
    </style:style>
    <style:style style:name="P61" style:family="paragraph" style:parent-style-name="Heading_20_2">
      <style:text-properties officeooo:rsid="000e9cda" officeooo:paragraph-rsid="000e9cda"/>
    </style:style>
    <style:style style:name="P62" style:family="paragraph" style:parent-style-name="Heading_20_2">
      <style:text-properties officeooo:rsid="000e9cda" officeooo:paragraph-rsid="000fbe00"/>
    </style:style>
    <style:style style:name="P63" style:family="paragraph" style:parent-style-name="Heading_20_2">
      <style:text-properties officeooo:rsid="000fbe00" officeooo:paragraph-rsid="000fbe00"/>
    </style:style>
    <style:style style:name="P64" style:family="paragraph" style:parent-style-name="Heading_20_2">
      <style:text-properties officeooo:rsid="000fbe00" officeooo:paragraph-rsid="00106269"/>
    </style:style>
    <style:style style:name="P65" style:family="paragraph" style:parent-style-name="Heading_20_2">
      <style:text-properties officeooo:rsid="00106269" officeooo:paragraph-rsid="00106269"/>
    </style:style>
    <style:style style:name="P66" style:family="paragraph" style:parent-style-name="Heading_20_2">
      <style:text-properties officeooo:rsid="00106269" officeooo:paragraph-rsid="00128dac"/>
    </style:style>
    <style:style style:name="P67" style:family="paragraph" style:parent-style-name="Heading_20_2">
      <style:text-properties officeooo:rsid="00128dac" officeooo:paragraph-rsid="00128dac"/>
    </style:style>
    <style:style style:name="P68" style:family="paragraph" style:parent-style-name="Heading_20_2">
      <style:text-properties officeooo:rsid="00128dac" officeooo:paragraph-rsid="00142328"/>
    </style:style>
    <style:style style:name="P69" style:family="paragraph" style:parent-style-name="Heading_20_2">
      <style:text-properties officeooo:rsid="00142328" officeooo:paragraph-rsid="00142328"/>
    </style:style>
    <style:style style:name="P70" style:family="paragraph" style:parent-style-name="Heading_20_2">
      <style:text-properties officeooo:rsid="00155c70" officeooo:paragraph-rsid="00155c70"/>
    </style:style>
    <style:style style:name="P71" style:family="paragraph" style:parent-style-name="Heading_20_2">
      <style:text-properties officeooo:rsid="00155c70" officeooo:paragraph-rsid="0016ae67"/>
    </style:style>
    <style:style style:name="P72" style:family="paragraph" style:parent-style-name="Heading_20_2">
      <style:text-properties officeooo:rsid="0016ae67" officeooo:paragraph-rsid="0016ae67"/>
    </style:style>
    <style:style style:name="P73" style:family="paragraph" style:parent-style-name="Heading_20_2">
      <style:text-properties officeooo:rsid="0016ae67" officeooo:paragraph-rsid="0018534c"/>
    </style:style>
    <style:style style:name="P74" style:family="paragraph" style:parent-style-name="Heading_20_2">
      <style:text-properties officeooo:rsid="0018534c" officeooo:paragraph-rsid="0018534c"/>
    </style:style>
    <style:style style:name="P75" style:family="paragraph" style:parent-style-name="Text_20_body">
      <style:paragraph-properties fo:text-align="justify" style:justify-single-word="false"/>
      <style:text-properties fo:language="en" fo:country="US" officeooo:paragraph-rsid="0062e232"/>
    </style:style>
    <style:style style:name="P76" style:family="paragraph" style:parent-style-name="Text_20_body">
      <style:paragraph-properties fo:text-align="justify" style:justify-single-word="false"/>
      <style:text-properties fo:language="en" fo:country="US" fo:font-weight="normal" officeooo:paragraph-rsid="00596360" style:font-weight-asian="normal" style:font-weight-complex="normal"/>
    </style:style>
    <style:style style:name="P77" style:family="paragraph" style:parent-style-name="Text_20_body">
      <style:paragraph-properties fo:text-align="justify" style:justify-single-word="false"/>
      <style:text-properties fo:language="en" fo:country="US" fo:font-weight="normal" officeooo:paragraph-rsid="005aa2c0" style:font-weight-asian="normal" style:font-weight-complex="normal"/>
    </style:style>
    <style:style style:name="P78" style:family="paragraph" style:parent-style-name="Text_20_body">
      <style:paragraph-properties fo:text-align="justify" style:justify-single-word="false"/>
      <style:text-properties fo:language="en" fo:country="US" fo:font-weight="normal" officeooo:paragraph-rsid="005fffa9" style:font-weight-asian="normal" style:font-weight-complex="normal"/>
    </style:style>
    <style:style style:name="P79" style:family="paragraph" style:parent-style-name="Text_20_body">
      <style:paragraph-properties fo:text-align="justify" style:justify-single-word="false"/>
      <style:text-properties fo:language="en" fo:country="US" fo:font-weight="normal" officeooo:paragraph-rsid="00622a05" style:font-weight-asian="normal" style:font-weight-complex="normal"/>
    </style:style>
    <style:style style:name="P80" style:family="paragraph" style:parent-style-name="Text_20_body">
      <style:paragraph-properties fo:text-align="justify" style:justify-single-word="false"/>
      <style:text-properties fo:language="en" fo:country="US" fo:font-weight="normal" officeooo:rsid="005c6d06" officeooo:paragraph-rsid="005c6d06" style:font-weight-asian="normal" style:font-weight-complex="normal"/>
    </style:style>
    <style:style style:name="P81" style:family="paragraph" style:parent-style-name="Text_20_body">
      <style:text-properties fo:language="en" fo:country="US" fo:font-weight="normal" officeooo:rsid="00610b22" officeooo:paragraph-rsid="00610b22" style:font-weight-asian="normal" style:font-weight-complex="normal"/>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fo:font-weight="bold" officeooo:rsid="003c3ee9" style:font-weight-asian="bold" style:font-weight-complex="bold"/>
    </style:style>
    <style:style style:name="T5" style:family="text">
      <style:text-properties fo:font-weight="normal" officeooo:rsid="003c3ee9" style:font-weight-asian="normal" style:font-weight-complex="normal"/>
    </style:style>
    <style:style style:name="T6" style:family="text">
      <style:text-properties officeooo:rsid="004414bb"/>
    </style:style>
    <style:style style:name="T7" style:family="text">
      <style:text-properties officeooo:rsid="0045461d"/>
    </style:style>
    <style:style style:name="T8" style:family="text">
      <style:text-properties officeooo:rsid="0045a3eb"/>
    </style:style>
    <style:style style:name="T9" style:family="text">
      <style:text-properties officeooo:rsid="0047a565"/>
    </style:style>
    <style:style style:name="T10" style:family="text">
      <style:text-properties fo:language="en" fo:country="US" fo:font-weight="normal" officeooo:rsid="00520742" style:font-weight-asian="normal" style:font-weight-complex="normal"/>
    </style:style>
    <style:style style:name="T11" style:family="text">
      <style:text-properties fo:language="en" fo:country="US" fo:font-style="italic" fo:font-weight="normal" style:font-style-asian="italic" style:font-weight-asian="normal" style:font-style-complex="italic" style:font-weight-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548e40"/>
    </style:style>
    <style:style style:name="T14" style:family="text">
      <style:text-properties officeooo:rsid="004f088b"/>
    </style:style>
    <style:style style:name="T15" style:family="text">
      <style:text-properties officeooo:rsid="00548e40"/>
    </style:style>
    <style:style style:name="T16" style:family="text">
      <style:text-properties officeooo:rsid="0057a5e4"/>
    </style:style>
    <style:style style:name="T17" style:family="text">
      <style:text-properties officeooo:rsid="00596360"/>
    </style:style>
    <style:style style:name="T18" style:family="text">
      <style:text-properties officeooo:rsid="0062e232"/>
    </style:style>
    <style:style style:name="T19" style:family="text">
      <style:text-properties officeooo:rsid="00649a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7" text:outline-level="1">REVIEWER 1 </text:h>
      <text:h text:style-name="P48" text:outline-level="2">1. Comment </text:h>
      <text:p text:style-name="P18">Title needs rewriting to be attractive for potential readers </text:p>
      <text:h text:style-name="P48" text:outline-level="2">Response </text:h>
      <text:p text:style-name="P16"><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8" text:outline-level="2">2. Comment </text:h>
      <text:p text:style-name="P2">Abstract needs more improvements to cover study details. Please rephrase it , Also add last sentence about simple conclusion about this work.</text:p>
      <text:h text:style-name="P48" text:outline-level="2">Response </text:h>
      <text:p text:style-name="P25"><text:span text:style-name="T8">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8">”</text:span></text:p>
      <text:h text:style-name="P48" text:outline-level="2"><text:soft-page-break/>3. Comment </text:h>
      <text:p text:style-name="P2">English language needs more editing and improvements </text:p>
      <text:h text:style-name="P49" text:outline-level="2">Response </text:h>
      <text:p text:style-name="P80">We have used the freely available tools of Ispell and GrammarCheck to correct any language mistake.</text:p>
      <text:h text:style-name="P50" text:outline-level="2">4. Comment </text:h>
      <text:p text:style-name="P3">Introduction needs to be improved to show the problem statement, previous studies related to this work and research gap. What this work will cover this gap?</text:p>
      <text:h text:style-name="P50" text:outline-level="2">Response </text:h>
      <text:h text:style-name="P50" text:outline-level="2">5. Comment </text:h>
      <text:p text:style-name="P19">Please add section about description for study area supported by figure?</text:p>
      <text:h text:style-name="P50" text:outline-level="2">Response </text:h>
      <text:p text:style-name="P40">A flowchart of the proposed method have been added at the end of Section 2.</text:p>
      <text:h text:style-name="P50" text:outline-level="2"><text:span text:style-name="T16">6</text:span>. Comment</text:h>
      <text:p text:style-name="P3">You need to add some important plots such as Taylor diagrams, scatter plots, Radar charts to be more clearly for the comparison process between the models. </text:p>
      <text:h text:style-name="P51" text:outline-level="2"><text:s/>Response <text:s/></text:h>
      <text:p text:style-name="P76"><text:span text:style-name="T17">We have added two scatter plots and </text:span>Wilcoxon signed-rank test <text:span text:style-name="T17">for both classification and regression datasets to graphically shown the superiority of the proposed method. </text:span></text:p>
      <text:h text:style-name="P52" text:outline-level="2"/>
      <text:h text:style-name="P53" text:outline-level="2" text:is-list-header="true"/>
      <text:p text:style-name="P44"/>
      <text:h text:style-name="P47" text:outline-level="1">REVIEWER 2 </text:h>
      <text:h text:style-name="P54" text:outline-level="2">1. Comment <text:s/></text:h>
      <text:p text:style-name="P4">I recommend adding a detailed description of the built network.</text:p>
      <text:h text:style-name="P54" text:outline-level="2">Response </text:h>
      <text:p text:style-name="P27">A flowchart of the proposed method have been added at the end of Section 2.</text:p>
      <text:h text:style-name="P54" text:outline-level="2">2. Comment </text:h>
      <text:p text:style-name="P20">It is also advisable to add a few drawings to approximate the idea.</text:p>
      <text:h text:style-name="P54" text:outline-level="2">Response</text:h>
      <text:p text:style-name="P77"><text:span text:style-name="T17">We have added two scatter plots and </text:span>Wilcoxon signed-rank test <text:span text:style-name="T17">for both classification and regression datasets to graphically shown the superiority of the proposed method. </text:span></text:p>
      <text:p text:style-name="P44"/>
      <text:h text:style-name="P47" text:outline-level="1">REVIEWER 3 </text:h>
      <text:h text:style-name="P55" text:outline-level="2">1. Comment </text:h>
      <text:p text:style-name="P5">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5" text:outline-level="2">Response </text:h>
      <text:p text:style-name="P37">Corrected.</text:p>
      <text:h text:style-name="P55" text:outline-level="2">2. Comment </text:h>
      <text:p text:style-name="P5">I would suggest mentioning in the abstract that your experiments evaluated the performance of your technique on both classification and linear prediction problems.</text:p>
      <text:h text:style-name="P55" text:outline-level="2">Response </text:h>
      <text:p text:style-name="P26"><text:span text:style-name="T8">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8">”</text:span></text:p>
      <text:h text:style-name="P55" text:outline-level="2"><text:soft-page-break/>3. Comment </text:h>
      <text:p text:style-name="P5">Line 16 – “networks” should be capitalized.</text:p>
      <text:h text:style-name="P55" text:outline-level="2">Response </text:h>
      <text:p text:style-name="P34">Corrected.</text:p>
      <text:h text:style-name="P55" text:outline-level="2">4. Comment </text:h>
      <text:p text:style-name="P21">Line 68 – “Sarporp” should be “Sarprop” or “SARPROP”.</text:p>
      <text:h text:style-name="P56" text:outline-level="2">Response </text:h>
      <text:p text:style-name="P33">Corrected.</text:p>
      <text:h text:style-name="P57" text:outline-level="2">5. Comment </text:h>
      <text:p text:style-name="P6">Much of the content in this section is very, very similar to the introduction section of your 2023 paper in Computers (https://doi.org/10.3390/computers12040082). I shall leave it to the editor to decide whether or not this constitutes self-plagiarism.</text:p>
      <text:h text:style-name="P57" text:outline-level="2">Response </text:h>
      <text:p text:style-name="P28">The paper has been modified, using the comments of the editor and the similarity has been reduced</text:p>
      <text:h text:style-name="P57" text:outline-level="2"><text:span text:style-name="T6">6</text:span>. Comment </text:h>
      <text:p text:style-name="P22">Please define “T” in Equation 2.</text:p>
      <text:h text:style-name="P58" text:outline-level="2">Response </text:h>
      <text:p text:style-name="P42">Removed.</text:p>
      <text:h text:style-name="P59" text:outline-level="2"><text:span text:style-name="T6">7</text:span>. Comment </text:h>
      <text:p text:style-name="P7">Line 103 – Please capitalize the word “Equation” when referring to any of the equations in your paper. There are several instances of this issue in your paper.</text:p>
      <text:h text:style-name="P59" text:outline-level="2">Response </text:h>
      <text:p text:style-name="P31">Done.</text:p>
      <text:h text:style-name="P59" text:outline-level="2"><text:soft-page-break/><text:span text:style-name="T6">8</text:span>. Comment </text:h>
      <text:p text:style-name="P7">Line 106 – Please define the acronym “RBF” (Radial Basis Function) before using it in your paper.</text:p>
      <text:h text:style-name="P59" text:outline-level="2">Response </text:h>
      <text:p text:style-name="P41">Done.</text:p>
      <text:h text:style-name="P59" text:outline-level="2"><text:span text:style-name="T6">9</text:span>. Comment </text:h>
      <text:p text:style-name="P7">Line 109 – Dimensionality would only become a problem if d or H were particularly large.</text:p>
      <text:h text:style-name="P60" text:outline-level="2">Response </text:h>
      <text:h text:style-name="P61" text:outline-level="2">1<text:span text:style-name="T6">0</text:span>. Comment </text:h>
      <text:p text:style-name="P8">Line 113 – Please define the acronym “BFGS” before using it in your paper. More generally, please define all acronyms before using them in your paper.</text:p>
      <text:h text:style-name="P61" text:outline-level="2">Response </text:h>
      <text:p text:style-name="P36"><text:span text:style-name="T5">Added</text:span><text:span text:style-name="T4">: </text:span><text:bookmark text:name="firstHeading"/>Broyden–Fletcher–Goldfarb–Shanno</text:p>
      <text:h text:style-name="P61" text:outline-level="2">1<text:span text:style-name="T6">1</text:span>. Comment </text:h>
      <text:p text:style-name="P8">Line 137 – What are the initial values for w*?</text:p>
      <text:h text:style-name="P61" text:outline-level="2">Response </text:h>
      <text:p text:style-name="P32">We have added the initialization value w*=(0,0,..,0). Although, the values (w*,y*) will be changed by the global optimization algorithm at the first iteration. </text:p>
      <text:h text:style-name="P61" text:outline-level="2">1<text:span text:style-name="T6">2</text:span>. Comment </text:h>
      <text:p text:style-name="P8">Line 156 – I understand why you are using L-BFGS to train the training network NN(x,w), but is it necessary to always use L-BFGS to train the primary neural network N(x,w)? Couldn’t some other optimizer (SGD, Adam, etc.) be used to train N(x,w)?</text:p>
      <text:h text:style-name="P61" text:outline-level="2">Response </text:h>
      <text:p text:style-name="P45"><text:span text:style-name="T10">The following text has been added at subsection 2.2: “</text:span><text:span text:style-name="T11">Obviously, any other technique that is not extremely memory intensive could be used in its place. Such a technique could be the Adam method [</text:span><text:a xlink:type="simple" xlink:href="#LyXCite-Adam" text:style-name="Internet_20_link" text:visited-style-name="Visited_20_Internet_20_Link"><text:span text:style-name="T11">Adam</text:span></text:a><text:span text:style-name="T11">], the SGD method [</text:span><text:a xlink:type="simple" xlink:href="#LyXCite-sgd1" text:style-name="Internet_20_link" text:visited-style-name="Visited_20_Internet_20_Link"><text:span text:style-name="T11">sgd1</text:span></text:a><text:span text:style-name="T11">, </text:span><text:a xlink:type="simple" xlink:href="#LyXCite-sgd2" text:style-name="Internet_20_link" text:visited-style-name="Visited_20_Internet_20_Link"><text:span text:style-name="T11">sgd2</text:span></text:a><text:span text:style-name="T11">] or even a simple global minimization method such as a genetic algorithm with a limited number of chromosomes. </text:span><text:span text:style-name="T10">”</text:span></text:p>
      <text:h text:style-name="P61" text:outline-level="2"><text:soft-page-break/>1<text:span text:style-name="T6">3</text:span>. Comment </text:h>
      <text:p text:style-name="P8">Line 175 – The URL that you have provided for the UCI Machine Learning Repository is incorrect (404 error).</text:p>
      <text:h text:style-name="P62" text:outline-level="2">Response </text:h>
      <text:p text:style-name="P43">Corrected to <text:a xlink:type="simple" xlink:href="https://archive.ics.uci.edu/" text:style-name="Internet_20_link" text:visited-style-name="Visited_20_Internet_20_Link">https://archive.ics.uci.edu/</text:a></text:p>
      <text:p text:style-name="P43"/>
      <text:h text:style-name="P63" text:outline-level="2">1<text:span text:style-name="T6">4</text:span>. Comment </text:h>
      <text:p text:style-name="P9">Line 175 – Please include an appropriate citation for the UCI Machine Learning Repository (see: https://archive.ics.uci.edu/citation).</text:p>
      <text:h text:style-name="P64" text:outline-level="2">Response </text:h>
      <text:p text:style-name="P35">Added.</text:p>
      <text:h text:style-name="P65" text:outline-level="2">1<text:span text:style-name="T6">5</text:span>. Comment </text:h>
      <text:p text:style-name="P10">I would suggest briefly mentioning which types of classification problems are addressed among your classification datasets (e.g., binary classification problems, multiclass classification problems, and/or multilabel classification problems).</text:p>
      <text:h text:style-name="P66" text:outline-level="2">Response </text:h>
      <text:p text:style-name="P39">We have added a new table in Subsection 3.1 of the revised manuscript, where we show the number of classes for every classification dataset.</text:p>
      <text:h text:style-name="P67" text:outline-level="2">1<text:span text:style-name="T6">6</text:span>. Comment </text:h>
      <text:p text:style-name="P30">Line 231 – Repetitive use of “the”.</text:p>
      <text:h text:style-name="P67" text:outline-level="2">Response </text:h>
      <text:p text:style-name="P29">Corrected.</text:p>
      <text:h text:style-name="P67" text:outline-level="2">1<text:span text:style-name="T6">7</text:span>. Comment </text:h>
      <text:p text:style-name="P11">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7" text:outline-level="2"><text:soft-page-break/>Response </text:h>
      <text:p text:style-name="P17"><text:span text:style-name="T9">We have modified the paragraph at the beginning of Section 3 to the following: “</text:span><text:span text:style-name="T3">The efficiency of the proposed artificial neural network training technique was evaluated using a series of data sets from the relevant literature. These datasets have been studied by various researchers in the relevant literature and cover a wide range of research areas from Physics to Economics. These datasets are are freely available from the following websites:</text:span><text:span text:style-name="T9">”</text:span></text:p>
      <text:h text:style-name="P67" text:outline-level="2">1<text:span text:style-name="T6">8</text:span>. Comment </text:h>
      <text:p text:style-name="P11">Lines 235 to 258, and Table 1. – This information describes your experimental method, rather than your experimental results. Please move this information to somewhere more appropriate than the “Experimental results” section.</text:p>
      <text:h text:style-name="P68" text:outline-level="2">Response </text:h>
      <text:p text:style-name="P38">A new subsection was added under the title “Experimental Setup”, where we have moved these lines.</text:p>
      <text:h text:style-name="P69" text:outline-level="2"><text:span text:style-name="T6">19</text:span>. Comment </text:h>
      <text:p text:style-name="P12">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69" text:outline-level="2">Response </text:h>
      <text:p text:style-name="P46"><text:span text:style-name="T13">We have added the following statement at subsection 2.2:”</text:span><text:span text:style-name="T12">In the original publication of the NeuralMinimizer optimization method, an RBF neural network was used to generate the approximation function of the objective function. However, this would not always be possible in the case where the objective function to be minimized is the error of an artificial neural network, since an artificial neural network usually has a large amount of parameters and this would require an extremely large storage space for training the global minimization method's RBF neural network .</text:span><text:span text:style-name="T15">”</text:span></text:p>
      <text:h text:style-name="P69" text:outline-level="2">2<text:span text:style-name="T6">0</text:span>. Comment </text:h>
      <text:p text:style-name="P12">Lines 248, 251, 253, and 255 – You alternately use “H hidden nodes” and “H weights” on these lines. I would suggest that you use one of these terms consistently when describing these optimization methods.</text:p>
      <text:h text:style-name="P69" text:outline-level="2"><text:soft-page-break/>Response </text:h>
      <text:p text:style-name="P23">Corrected. Now we use the term “hidden nodes” in these lines.</text:p>
      <text:h text:style-name="P69" text:outline-level="2"/>
      <text:h text:style-name="P70" text:outline-level="2">2<text:span text:style-name="T19">1</text:span>. Comment </text:h>
      <text:p text:style-name="P13">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0" text:outline-level="2">Response </text:h>
      <text:p text:style-name="P79"><text:span text:style-name="T17">We have added two scatter plots and </text:span>Wilcoxon signed-rank test <text:span text:style-name="T17">for both classification and regression datasets to graphically shown the superiority of the proposed method. </text:span></text:p>
      <text:h text:style-name="P70" text:outline-level="2">2<text:span text:style-name="T19">2</text:span>. Comment </text:h>
      <text:p text:style-name="P13">Table 3 – what do you mean by “average regression error”? Are you referring to the mean absolute error (MAE)?</text:p>
      <text:h text:style-name="P71" text:outline-level="2">Response </text:h>
      <text:p text:style-name="P75"><text:span text:style-name="T18">We have corrected it to “</text:span>average mean squared error”.</text:p>
      <text:h text:style-name="P72" text:outline-level="2">2<text:span text:style-name="T19">3</text:span>. Comment </text:h>
      <text:p text:style-name="P14"><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2" text:outline-level="2">Response </text:h>
      <text:p text:style-name="P79"><text:span text:style-name="T17">We have added two scatter plots and </text:span>Wilcoxon signed-rank test <text:span text:style-name="T17">for both classification and regression datasets to graphically shown the superiority of the proposed method. </text:span></text:p>
      <text:h text:style-name="P72" text:outline-level="2">2<text:span text:style-name="T19">4</text:span>. Comment </text:h>
      <text:p text:style-name="P14">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text:soft-page-break/>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3" text:outline-level="2">Response </text:h>
      <text:p text:style-name="P81">We have removed this figure and we have added a scatter plot.</text:p>
      <text:h text:style-name="P74" text:outline-level="2">2<text:span text:style-name="T19">5</text:span>. Comment </text:h>
      <text:p text:style-name="P15">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4" text:outline-level="2">Response </text:h>
      <text:p text:style-name="P81">We have removed this figure and we have added a scatter plot.</text:p>
      <text:h text:style-name="P74" text:outline-level="2">2<text:span text:style-name="T19">6</text:span>. Comment </text:h>
      <text:p text:style-name="P15">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4" text:outline-level="2">Response </text:h>
      <text:p text:style-name="P78"><text:span text:style-name="T17">We have added two scatter plots and </text:span>Wilcoxon signed-rank test <text:span text:style-name="T17">for both classification and regression datasets to graphically shown the superiority of the proposed method. </text:span></text:p>
      <text:h text:style-name="P74" text:outline-level="2"><text:soft-page-break/><text:span text:style-name="T7">2</text:span><text:span text:style-name="T19">7</text:span>. Comment </text:h>
      <text:p text:style-name="P15">You alternately use “regression problems” and “data fitting problems” throughout your manuscript. I would suggest choosing just one of these labels for the linear prediction datasets/problems, and using it consistently throughout your paper.</text:p>
      <text:h text:style-name="P74" text:outline-level="2">Response</text:h>
      <text:p text:style-name="P24">The term regression problems is used now in the manu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30T07:13:52.197625313</dc:date>
    <meta:editing-duration>PT21H36M14S</meta:editing-duration>
    <meta:editing-cycles>100</meta:editing-cycles>
    <meta:generator>LibreOffice/7.4.5.1$Linux_X86_64 LibreOffice_project/40$Build-1</meta:generator>
    <meta:document-statistic meta:table-count="0" meta:image-count="0" meta:object-count="0" meta:page-count="11" meta:paragraph-count="143" meta:word-count="2423" meta:character-count="15638" meta:non-whitespace-character-count="13262"/>
  </office:meta>
</office:document-meta>
</file>